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07eb" officeooo:paragraph-rsid="001a07eb" style:font-size-asian="12.25pt" style:font-size-complex="14pt"/>
    </style:style>
    <style:style style:name="P2" style:family="paragraph" style:parent-style-name="Standard">
      <style:text-properties fo:font-size="14pt" officeooo:rsid="001a07eb" officeooo:paragraph-rsid="001a07eb" style:font-size-asian="12.25pt" style:font-size-complex="14pt"/>
    </style:style>
    <style:style style:name="P3" style:family="paragraph" style:parent-style-name="Standard">
      <style:text-properties fo:font-size="14pt" officeooo:rsid="001a2292" officeooo:paragraph-rsid="001a2292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class Queue</text:p>
      <text:p text:style-name="P1">{</text:p>
      <text:p text:style-name="P1"><text:s text:c="4"/>private:</text:p>
      <text:p text:style-name="P1"><text:s text:c="8"/>int q[10]={0};</text:p>
      <text:p text:style-name="P1"><text:s text:c="8"/>int front,rear;</text:p>
      <text:p text:style-name="P1"><text:s text:c="8"/>int max=100;</text:p>
      <text:p text:style-name="P1"><text:s text:c="8"/>int size=0;</text:p>
      <text:p text:style-name="P1"><text:s text:c="4"/>public:</text:p>
      <text:p text:style-name="P1"/>
      <text:p text:style-name="P1"><text:s text:c="8"/>Queue()</text:p>
      <text:p text:style-name="P1"><text:s text:c="8"/>{</text:p>
      <text:p text:style-name="P1"><text:s text:c="12"/>front=rear=-1;</text:p>
      <text:p text:style-name="P1"><text:s text:c="8"/>}</text:p>
      <text:p text:style-name="P1"/>
      <text:p text:style-name="P1"><text:s text:c="8"/>void enqueue(int val)</text:p>
      <text:p text:style-name="P1"><text:s text:c="8"/>{</text:p>
      <text:p text:style-name="P1"><text:s text:c="12"/>if(rear==max-1)</text:p>
      <text:p text:style-name="P1"><text:s text:c="12"/>{</text:p>
      <text:p text:style-name="P1"><text:s text:c="16"/>cout&lt;&lt;"OverFlow"&lt;&lt;endl;</text:p>
      <text:p text:style-name="P1"><text:s text:c="16"/>return;</text:p>
      <text:p text:style-name="P1"><text:s text:c="12"/>}</text:p>
      <text:p text:style-name="P1"><text:s text:c="12"/>else if(front==-1)</text:p>
      <text:p text:style-name="P1"><text:s text:c="12"/>{</text:p>
      <text:p text:style-name="P1"><text:s text:c="16"/>front++;</text:p>
      <text:p text:style-name="P1"><text:s text:c="16"/>q[++rear]=val;</text:p>
      <text:p text:style-name="P1"><text:s text:c="16"/>size++;</text:p>
      <text:p text:style-name="P1"><text:s text:c="16"/>return;</text:p>
      <text:p text:style-name="P1"><text:s text:c="12"/>}</text:p>
      <text:p text:style-name="P1"><text:s text:c="12"/>else</text:p>
      <text:p text:style-name="P1"><text:s text:c="12"/>{</text:p>
      <text:p text:style-name="P1"><text:s text:c="16"/>q[++rear]=val;</text:p>
      <text:p text:style-name="P1"><text:s text:c="16"/>size++;</text:p>
      <text:p text:style-name="P1"><text:s text:c="12"/>}</text:p>
      <text:p text:style-name="P1"><text:s text:c="8"/>}</text:p>
      <text:p text:style-name="P1"/>
      <text:p text:style-name="P1"><text:s text:c="8"/>void dequeue()</text:p>
      <text:p text:style-name="P1"><text:s text:c="8"/>{</text:p>
      <text:p text:style-name="P1"><text:s text:c="12"/>if(front==-1 || rear==0)</text:p>
      <text:p text:style-name="P1"><text:s text:c="12"/>{</text:p>
      <text:p text:style-name="P1"><text:s text:c="16"/>cout&lt;&lt;"Underflow";</text:p>
      <text:p text:style-name="P1"><text:s text:c="16"/>return;</text:p>
      <text:p text:style-name="P1"><text:s text:c="12"/>}</text:p>
      <text:p text:style-name="P1"><text:soft-page-break/><text:s text:c="12"/>else if(front==rear)</text:p>
      <text:p text:style-name="P1"><text:s text:c="12"/>{</text:p>
      <text:p text:style-name="P1"><text:s text:c="16"/>cout&lt;&lt;q[front]&lt;&lt;" deleted"&lt;&lt;endl;</text:p>
      <text:p text:style-name="P1"><text:s text:c="16"/>q[front]=0;</text:p>
      <text:p text:style-name="P1"><text:s text:c="16"/>front=rear=0;</text:p>
      <text:p text:style-name="P1"><text:s text:c="16"/>size--;</text:p>
      <text:p text:style-name="P1"><text:s text:c="12"/>}</text:p>
      <text:p text:style-name="P1"><text:s text:c="12"/>else</text:p>
      <text:p text:style-name="P1"><text:s text:c="12"/>{</text:p>
      <text:p text:style-name="P1"><text:s text:c="16"/>cout&lt;&lt;q[front]&lt;&lt;" deleted"&lt;&lt;endl;</text:p>
      <text:p text:style-name="P1"><text:s text:c="16"/>q[front]=0;</text:p>
      <text:p text:style-name="P1"><text:s text:c="16"/>front++;</text:p>
      <text:p text:style-name="P1"><text:s text:c="16"/>size--;</text:p>
      <text:p text:style-name="P1"><text:s text:c="12"/>}</text:p>
      <text:p text:style-name="P1"><text:s text:c="8"/>}</text:p>
      <text:p text:style-name="P1"/>
      <text:p text:style-name="P1"><text:s text:c="8"/>void print()</text:p>
      <text:p text:style-name="P1"><text:s text:c="8"/>{</text:p>
      <text:p text:style-name="P1"><text:s text:c="12"/>for(int i=front;i&lt;=rear;i++)</text:p>
      <text:p text:style-name="P1"><text:s text:c="16"/>cout&lt;&lt;q[i]&lt;&lt;" ";</text:p>
      <text:p text:style-name="P1"><text:s text:c="12"/>cout&lt;&lt;endl;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Queue q;</text:p>
      <text:p text:style-name="P1"><text:s text:c="4"/>q.enqueue(1);</text:p>
      <text:p text:style-name="P1"><text:s text:c="4"/>q.enqueue(2);</text:p>
      <text:p text:style-name="P1"><text:s text:c="4"/>q.enqueue(3);</text:p>
      <text:p text:style-name="P1"><text:s text:c="4"/>q.print();</text:p>
      <text:p text:style-name="P1"><text:s text:c="4"/>q.dequeue();</text:p>
      <text:p text:style-name="P1"><text:s text:c="4"/>q.dequeue();</text:p>
      <text:p text:style-name="P1"><text:s text:c="4"/>q.dequeue();</text:p>
      <text:p text:style-name="P1"><text:s text:c="4"/>q.dequeue();</text:p>
      <text:p text:style-name="P1"><text:s text:c="4"/>return 0;</text:p>
      <text:p text:style-name="P1">}</text:p>
      <text:p text:style-name="P1"/>
      <text:p text:style-name="P1">2)#include&lt;iostream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 text:c="8"/>int value;</text:p>
      <text:p text:style-name="P1"><text:soft-page-break/><text:s text:c="8"/>node *next;</text:p>
      <text:p text:style-name="P1"><text:s text:c="8"/>node()</text:p>
      <text:p text:style-name="P1"><text:s text:c="8"/>{</text:p>
      <text:p text:style-name="P1"><text:s text:c="12"/>value=0;</text:p>
      <text:p text:style-name="P1"><text:s text:c="12"/>next=NULL;</text:p>
      <text:p text:style-name="P1"><text:s text:c="8"/>}</text:p>
      <text:p text:style-name="P1">};</text:p>
      <text:p text:style-name="P1"/>
      <text:p text:style-name="P1">class Que</text:p>
      <text:p text:style-name="P1">{</text:p>
      <text:p text:style-name="P1"><text:s text:c="4"/>private:</text:p>
      <text:p text:style-name="P1"><text:s text:c="8"/>node *head;</text:p>
      <text:p text:style-name="P1"><text:s text:c="4"/>public:</text:p>
      <text:p text:style-name="P1"><text:s text:c="8"/>Que()</text:p>
      <text:p text:style-name="P1"><text:s text:c="8"/>{</text:p>
      <text:p text:style-name="P1"><text:s text:c="12"/>head=NULL;</text:p>
      <text:p text:style-name="P1"><text:s text:c="8"/>}</text:p>
      <text:p text:style-name="P1"/>
      <text:p text:style-name="P1"><text:s text:c="8"/>void enqueue(int n)</text:p>
      <text:p text:style-name="P1"><text:s text:c="8"/>{</text:p>
      <text:p text:style-name="P1"><text:s text:c="12"/>node *temp=new node;</text:p>
      <text:p text:style-name="P1"><text:s text:c="12"/>temp-&gt;value=n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return;</text:p>
      <text:p text:style-name="P1"><text:s text:c="12"/>}</text:p>
      <text:p text:style-name="P1"/>
      <text:p text:style-name="P1"><text:s text:c="12"/>node *a=head;</text:p>
      <text:p text:style-name="P1"><text:s text:c="12"/>while(a-&gt;next!=NULL)</text:p>
      <text:p text:style-name="P1"><text:s text:c="12"/>{</text:p>
      <text:p text:style-name="P1"><text:s text:c="16"/>a=a-&gt;next;</text:p>
      <text:p text:style-name="P1"><text:s text:c="12"/>}</text:p>
      <text:p text:style-name="P1"><text:s text:c="12"/>a-&gt;next=temp;</text:p>
      <text:p text:style-name="P1"><text:s text:c="8"/>}</text:p>
      <text:p text:style-name="P1"/>
      <text:p text:style-name="P1"><text:s text:c="8"/>void dequeue()</text:p>
      <text:p text:style-name="P1"><text:s text:c="8"/>{</text:p>
      <text:p text:style-name="P1"><text:s text:c="12"/>if(head==NULL)</text:p>
      <text:p text:style-name="P1"><text:s text:c="12"/>{</text:p>
      <text:p text:style-name="P1"><text:s text:c="16"/>cout&lt;&lt;"UnderFlow"&lt;&lt;endl;</text:p>
      <text:p text:style-name="P1"><text:s text:c="16"/>return;</text:p>
      <text:p text:style-name="P1"><text:s text:c="12"/>}</text:p>
      <text:p text:style-name="P1"><text:s text:c="12"/>node *temp=head;</text:p>
      <text:p text:style-name="P1"><text:soft-page-break/><text:s text:c="12"/>head=temp-&gt;next;</text:p>
      <text:p text:style-name="P1"><text:s text:c="12"/>cout&lt;&lt;temp-&gt;value&lt;&lt;" Deleted "&lt;&lt;endl;</text:p>
      <text:p text:style-name="P1"><text:s text:c="12"/>delete temp;</text:p>
      <text:p text:style-name="P1"><text:s text:c="8"/>} <text:s text:c="3"/>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/>
      <text:p text:style-name="P1"><text:s text:c="12"/>if(head==NULL)</text:p>
      <text:p text:style-name="P1"><text:s text:c="12"/>{</text:p>
      <text:p text:style-name="P1"><text:s text:c="16"/>cout&lt;&lt;"Queue is Empty"&lt;&lt;endl;</text:p>
      <text:p text:style-name="P1"><text:s text:c="16"/>return;</text:p>
      <text:p text:style-name="P1"><text:s text:c="12"/>}</text:p>
      <text:p text:style-name="P1"><text:s text:c="12"/>while(a!=NULL)</text:p>
      <text:p text:style-name="P1"><text:s text:c="12"/>{</text:p>
      <text:p text:style-name="P1"><text:s text:c="16"/>if(a-&gt;next==NULL)</text:p>
      <text:p text:style-name="P1"><text:s text:c="20"/>cout&lt;&lt;a-&gt;value&lt;&lt;endl;</text:p>
      <text:p text:style-name="P1"><text:s text:c="16"/>else</text:p>
      <text:p text:style-name="P1"><text:s text:c="20"/>cout&lt;&lt;a-&gt;value&lt;&lt;" -&gt; ";</text:p>
      <text:p text:style-name="P1"><text:s text:c="16"/>a=a-&gt;next;</text:p>
      <text:p text:style-name="P1"><text:s text:c="12"/>}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Que q;</text:p>
      <text:p text:style-name="P1"><text:s text:c="4"/>q.enqueue(1);</text:p>
      <text:p text:style-name="P1"><text:s text:c="4"/>q.enqueue(2);</text:p>
      <text:p text:style-name="P1"><text:s text:c="4"/>q.enqueue(3);</text:p>
      <text:p text:style-name="P1"><text:s text:c="4"/>q.enqueue(4);</text:p>
      <text:p text:style-name="P1"><text:s text:c="4"/>q.enqueue(5);</text:p>
      <text:p text:style-name="P1"><text:s text:c="4"/>q.print();</text:p>
      <text:p text:style-name="P1"><text:s text:c="4"/>q.dequeue();</text:p>
      <text:p text:style-name="P1"><text:s text:c="4"/>q.print();</text:p>
      <text:p text:style-name="P1"><text:s text:c="4"/>return 0;</text:p>
      <text:p text:style-name="P1">}</text:p>
      <text:p text:style-name="P1"/>
      <text:p text:style-name="P1">3)#include&lt;iostream&gt;</text:p>
      <text:p text:style-name="P1">using namespace std;</text:p>
      <text:p text:style-name="P1"/>
      <text:p text:style-name="P1">class node</text:p>
      <text:p text:style-name="P1">{</text:p>
      <text:p text:style-name="P1"><text:s text:c="4"/>public:</text:p>
      <text:p text:style-name="P1"><text:soft-page-break/><text:s text:c="8"/>int value;</text:p>
      <text:p text:style-name="P1"><text:s text:c="8"/>node *next;</text:p>
      <text:p text:style-name="P1"><text:s text:c="8"/>node()</text:p>
      <text:p text:style-name="P1"><text:s text:c="8"/>{</text:p>
      <text:p text:style-name="P1"><text:s text:c="12"/>value=0;</text:p>
      <text:p text:style-name="P1"><text:s text:c="12"/>next=NULL;</text:p>
      <text:p text:style-name="P1"><text:s text:c="8"/>}</text:p>
      <text:p text:style-name="P1">};</text:p>
      <text:p text:style-name="P1"/>
      <text:p text:style-name="P1">class Que</text:p>
      <text:p text:style-name="P1">{</text:p>
      <text:p text:style-name="P1"><text:s text:c="4"/>private:</text:p>
      <text:p text:style-name="P1"><text:s text:c="8"/>node *head;</text:p>
      <text:p text:style-name="P1"><text:s text:c="4"/>public:</text:p>
      <text:p text:style-name="P1"><text:s text:c="8"/>Que()</text:p>
      <text:p text:style-name="P1"><text:s text:c="8"/>{</text:p>
      <text:p text:style-name="P1"><text:s text:c="12"/>head=NULL;</text:p>
      <text:p text:style-name="P1"><text:s text:c="8"/>}</text:p>
      <text:p text:style-name="P1"/>
      <text:p text:style-name="P1"><text:s text:c="8"/>void enqueue(int n)</text:p>
      <text:p text:style-name="P1"><text:s text:c="8"/>{</text:p>
      <text:p text:style-name="P1"><text:s text:c="12"/>node *temp=new node;</text:p>
      <text:p text:style-name="P1"><text:s text:c="12"/>temp-&gt;value=n;</text:p>
      <text:p text:style-name="P1"/>
      <text:p text:style-name="P1"><text:s text:c="12"/>if(head==NULL)</text:p>
      <text:p text:style-name="P1"><text:s text:c="12"/>{</text:p>
      <text:p text:style-name="P1"><text:s text:c="16"/>head=temp;</text:p>
      <text:p text:style-name="P1"><text:s text:c="16"/>return;</text:p>
      <text:p text:style-name="P1"><text:s text:c="12"/>}</text:p>
      <text:p text:style-name="P1"/>
      <text:p text:style-name="P1"><text:s text:c="12"/>node *a=head;</text:p>
      <text:p text:style-name="P1"><text:s text:c="12"/>while(a-&gt;next!=NULL)</text:p>
      <text:p text:style-name="P1"><text:s text:c="12"/>{</text:p>
      <text:p text:style-name="P1"><text:s text:c="16"/>a=a-&gt;next;</text:p>
      <text:p text:style-name="P1"><text:s text:c="12"/>}</text:p>
      <text:p text:style-name="P1"><text:s text:c="12"/>a-&gt;next=temp;</text:p>
      <text:p text:style-name="P1"><text:s text:c="8"/>}</text:p>
      <text:p text:style-name="P1"/>
      <text:p text:style-name="P1"><text:s text:c="8"/>void dequeue()</text:p>
      <text:p text:style-name="P1"><text:s text:c="8"/>{</text:p>
      <text:p text:style-name="P1"><text:s text:c="12"/>if(head==NULL)</text:p>
      <text:p text:style-name="P1"><text:s text:c="12"/>{</text:p>
      <text:p text:style-name="P1"><text:s text:c="16"/>cout&lt;&lt;"UnderFlow"&lt;&lt;endl;</text:p>
      <text:p text:style-name="P1"><text:s text:c="16"/>return;</text:p>
      <text:p text:style-name="P1"><text:s text:c="12"/>}</text:p>
      <text:p text:style-name="P1"><text:soft-page-break/><text:s text:c="12"/>node *temp=head;</text:p>
      <text:p text:style-name="P1"><text:s text:c="12"/>head=temp-&gt;next;</text:p>
      <text:p text:style-name="P1"><text:s text:c="12"/>cout&lt;&lt;temp-&gt;value&lt;&lt;" Deleted "&lt;&lt;endl;</text:p>
      <text:p text:style-name="P1"><text:s text:c="12"/>delete temp;</text:p>
      <text:p text:style-name="P1"><text:s text:c="8"/>} <text:s text:c="3"/></text:p>
      <text:p text:style-name="P1"/>
      <text:p text:style-name="P1"><text:s text:c="8"/>void print()</text:p>
      <text:p text:style-name="P1"><text:s text:c="8"/>{</text:p>
      <text:p text:style-name="P1"><text:s text:c="12"/>node *a=head;</text:p>
      <text:p text:style-name="P1"/>
      <text:p text:style-name="P1"><text:s text:c="12"/>if(head==NULL)</text:p>
      <text:p text:style-name="P1"><text:s text:c="12"/>{</text:p>
      <text:p text:style-name="P1"><text:s text:c="16"/>cout&lt;&lt;"Queue is Empty"&lt;&lt;endl;</text:p>
      <text:p text:style-name="P1"><text:s text:c="16"/>return;</text:p>
      <text:p text:style-name="P1"><text:s text:c="12"/>}</text:p>
      <text:p text:style-name="P1"><text:s text:c="12"/>while(a!=NULL)</text:p>
      <text:p text:style-name="P1"><text:s text:c="12"/>{</text:p>
      <text:p text:style-name="P1"><text:s text:c="16"/>if(a-&gt;next==NULL)</text:p>
      <text:p text:style-name="P1"><text:s text:c="20"/>cout&lt;&lt;a-&gt;value&lt;&lt;endl;</text:p>
      <text:p text:style-name="P1"><text:s text:c="16"/>else</text:p>
      <text:p text:style-name="P1"><text:s text:c="20"/>cout&lt;&lt;a-&gt;value&lt;&lt;" -&gt; ";</text:p>
      <text:p text:style-name="P1"><text:s text:c="16"/>a=a-&gt;next;</text:p>
      <text:p text:style-name="P1"><text:s text:c="12"/>}</text:p>
      <text:p text:style-name="P1"><text:s text:c="8"/>}</text:p>
      <text:p text:style-name="P1">};</text:p>
      <text:p text:style-name="P1"/>
      <text:p text:style-name="P1">int main()</text:p>
      <text:p text:style-name="P1">{</text:p>
      <text:p text:style-name="P1"><text:s text:c="4"/>Que q[3];</text:p>
      <text:p text:style-name="P1"><text:s text:c="4"/>q[0].enqueue(1);</text:p>
      <text:p text:style-name="P1"><text:s text:c="4"/>q[0].enqueue(2);</text:p>
      <text:p text:style-name="P1"><text:s text:c="4"/>q[0].enqueue(3);</text:p>
      <text:p text:style-name="P1"><text:s text:c="4"/>q[1].enqueue(10);</text:p>
      <text:p text:style-name="P1"><text:s text:c="4"/>q[1].enqueue(20);</text:p>
      <text:p text:style-name="P1"><text:s text:c="4"/>q[1].enqueue(30);</text:p>
      <text:p text:style-name="P1"><text:s text:c="4"/>q[2].enqueue(100);</text:p>
      <text:p text:style-name="P1"><text:s text:c="4"/>q[2].enqueue(200);</text:p>
      <text:p text:style-name="P1"><text:s text:c="4"/>q[2].enqueue(300);</text:p>
      <text:p text:style-name="P1"><text:s text:c="4"/>q[0].print();</text:p>
      <text:p text:style-name="P1"><text:s text:c="4"/>q[1].print();</text:p>
      <text:p text:style-name="P1"><text:s text:c="4"/>q[2].print();</text:p>
      <text:p text:style-name="P1"><text:s text:c="4"/>return 0;</text:p>
      <text:p text:style-name="P1">}</text:p>
      <text:p text:style-name="P1"/>
      <text:p text:style-name="P1"/>
      <text:p text:style-name="P3"><text:soft-page-break/>4)#include&lt;iostream&gt;</text:p>
      <text:p text:style-name="P3">using namespace std;</text:p>
      <text:p text:style-name="P3"/>
      <text:p text:style-name="P3">class node</text:p>
      <text:p text:style-name="P3">{</text:p>
      <text:p text:style-name="P3"><text:s text:c="4"/>public:</text:p>
      <text:p text:style-name="P3"><text:s text:c="8"/>int value;</text:p>
      <text:p text:style-name="P3"><text:s text:c="8"/>int priority;</text:p>
      <text:p text:style-name="P3"><text:s text:c="8"/>node *next;</text:p>
      <text:p text:style-name="P3"><text:s text:c="8"/>node()</text:p>
      <text:p text:style-name="P3"><text:s text:c="8"/>{</text:p>
      <text:p text:style-name="P3"><text:s text:c="12"/>value=0;</text:p>
      <text:p text:style-name="P3"><text:s text:c="12"/>priority=0;</text:p>
      <text:p text:style-name="P3"><text:s text:c="12"/>next=NULL;</text:p>
      <text:p text:style-name="P3"><text:s text:c="8"/>}</text:p>
      <text:p text:style-name="P3">};</text:p>
      <text:p text:style-name="P3"/>
      <text:p text:style-name="P3">class Que</text:p>
      <text:p text:style-name="P3">{</text:p>
      <text:p text:style-name="P3"><text:s text:c="4"/>private:</text:p>
      <text:p text:style-name="P3"><text:s text:c="8"/>node *head;</text:p>
      <text:p text:style-name="P3"><text:s text:c="4"/>public:</text:p>
      <text:p text:style-name="P3"><text:s text:c="8"/>Que()</text:p>
      <text:p text:style-name="P3"><text:s text:c="8"/>{</text:p>
      <text:p text:style-name="P3"><text:s text:c="12"/>head=NULL;</text:p>
      <text:p text:style-name="P3"><text:s text:c="8"/>}</text:p>
      <text:p text:style-name="P3"/>
      <text:p text:style-name="P3"><text:s text:c="8"/>void enqueue(int n,int p)</text:p>
      <text:p text:style-name="P3"><text:s text:c="8"/>{</text:p>
      <text:p text:style-name="P3"><text:s text:c="12"/>node *temp=new node;</text:p>
      <text:p text:style-name="P3"><text:s text:c="12"/>temp-&gt;value=n;</text:p>
      <text:p text:style-name="P3"><text:s text:c="12"/>temp-&gt;priority=p;</text:p>
      <text:p text:style-name="P3"/>
      <text:p text:style-name="P3"><text:s text:c="12"/>if(head==NULL)</text:p>
      <text:p text:style-name="P3"><text:s text:c="12"/>{</text:p>
      <text:p text:style-name="P3"><text:s text:c="16"/>head=temp;</text:p>
      <text:p text:style-name="P3"><text:s text:c="16"/>return;</text:p>
      <text:p text:style-name="P3"><text:s text:c="12"/>}</text:p>
      <text:p text:style-name="P3"/>
      <text:p text:style-name="P3"><text:s text:c="12"/>if(head-&gt;priority&lt;temp-&gt;priority)</text:p>
      <text:p text:style-name="P3"><text:s text:c="12"/>{</text:p>
      <text:p text:style-name="P3"><text:s text:c="16"/>temp-&gt;next=head;</text:p>
      <text:p text:style-name="P3"><text:s text:c="16"/>head=temp;</text:p>
      <text:p text:style-name="P3"><text:s text:c="16"/>return;</text:p>
      <text:p text:style-name="P3"><text:s text:c="12"/>}</text:p>
      <text:p text:style-name="P3"><text:soft-page-break/></text:p>
      <text:p text:style-name="P3"><text:s text:c="12"/>node *a=head;</text:p>
      <text:p text:style-name="P3"><text:s text:c="12"/>while(a-&gt;next!=NULL &amp;&amp; a-&gt;priority&gt;=temp-&gt;priority)</text:p>
      <text:p text:style-name="P3"><text:s text:c="12"/>{</text:p>
      <text:p text:style-name="P3"><text:s text:c="16"/>a=a-&gt;next;</text:p>
      <text:p text:style-name="P3"><text:s text:c="12"/>}</text:p>
      <text:p text:style-name="P3"><text:s text:c="12"/>if(a-&gt;next!=NULL)</text:p>
      <text:p text:style-name="P3"><text:s text:c="16"/>temp-&gt;next=a;</text:p>
      <text:p text:style-name="P3"><text:s text:c="12"/>else</text:p>
      <text:p text:style-name="P3"><text:s text:c="16"/>a-&gt;next=temp;</text:p>
      <text:p text:style-name="P3"><text:s text:c="8"/>}</text:p>
      <text:p text:style-name="P3"/>
      <text:p text:style-name="P3"><text:s text:c="8"/>void dequeue()</text:p>
      <text:p text:style-name="P3"><text:s text:c="8"/>{</text:p>
      <text:p text:style-name="P3"><text:s text:c="12"/>if(head==NULL)</text:p>
      <text:p text:style-name="P3"><text:s text:c="12"/>{</text:p>
      <text:p text:style-name="P3"><text:s text:c="16"/>cout&lt;&lt;"UnderFlow"&lt;&lt;endl;</text:p>
      <text:p text:style-name="P3"><text:s text:c="16"/>return;</text:p>
      <text:p text:style-name="P3"><text:s text:c="12"/>}</text:p>
      <text:p text:style-name="P3"><text:s text:c="12"/>node *temp=head;</text:p>
      <text:p text:style-name="P3"><text:s text:c="12"/>head=temp-&gt;next;</text:p>
      <text:p text:style-name="P3"><text:s text:c="12"/>cout&lt;&lt;temp-&gt;value&lt;&lt;" Deleted "&lt;&lt;endl;</text:p>
      <text:p text:style-name="P3"><text:s text:c="12"/>delete temp;</text:p>
      <text:p text:style-name="P3"><text:s text:c="8"/>} <text:s text:c="3"/></text:p>
      <text:p text:style-name="P3"/>
      <text:p text:style-name="P3"><text:s text:c="8"/>void print()</text:p>
      <text:p text:style-name="P3"><text:s text:c="8"/>{</text:p>
      <text:p text:style-name="P3"><text:s text:c="12"/>node *a=head;</text:p>
      <text:p text:style-name="P3"/>
      <text:p text:style-name="P3"><text:s text:c="12"/>if(head==NULL)</text:p>
      <text:p text:style-name="P3"><text:s text:c="12"/>{</text:p>
      <text:p text:style-name="P3"><text:s text:c="16"/>cout&lt;&lt;"Queue is Empty"&lt;&lt;endl;</text:p>
      <text:p text:style-name="P3"><text:s text:c="16"/>return;</text:p>
      <text:p text:style-name="P3"><text:s text:c="12"/>}</text:p>
      <text:p text:style-name="P3"><text:s text:c="12"/>while(a!=NULL)</text:p>
      <text:p text:style-name="P3"><text:s text:c="12"/>{</text:p>
      <text:p text:style-name="P3"><text:s text:c="16"/>if(a-&gt;next==NULL)</text:p>
      <text:p text:style-name="P3"><text:s text:c="20"/>cout&lt;&lt;a-&gt;value&lt;&lt;endl;</text:p>
      <text:p text:style-name="P3"><text:s text:c="16"/>else</text:p>
      <text:p text:style-name="P3"><text:s text:c="20"/>cout&lt;&lt;a-&gt;value&lt;&lt;" -&gt; ";</text:p>
      <text:p text:style-name="P3"><text:s text:c="16"/>a=a-&gt;next;</text:p>
      <text:p text:style-name="P3"><text:s text:c="12"/>}</text:p>
      <text:p text:style-name="P3"><text:s text:c="8"/>}</text:p>
      <text:p text:style-name="P3">};</text:p>
      <text:p text:style-name="P3"/>
      <text:p text:style-name="P3"><text:soft-page-break/>int main()</text:p>
      <text:p text:style-name="P3">{</text:p>
      <text:p text:style-name="P3"><text:s text:c="4"/>Que q;</text:p>
      <text:p text:style-name="P3"><text:s text:c="4"/>q.enqueue(1,3);</text:p>
      <text:p text:style-name="P3"><text:s text:c="4"/>q.enqueue(2,1);</text:p>
      <text:p text:style-name="P3"><text:s text:c="4"/>q.enqueue(3,6);</text:p>
      <text:p text:style-name="P3"><text:s text:c="4"/>q.enqueue(9,0);</text:p>
      <text:p text:style-name="P3"><text:s text:c="4"/>q.enqueue(23,9);</text:p>
      <text:p text:style-name="P3"><text:s text:c="4"/>q.print();</text:p>
      <text:p text:style-name="P3"><text:s text:c="4"/>return 0;</text:p>
      <text:p text:style-name="P3">}</text:p>
      <text:p text:style-name="P3"/>
      <text:p text:style-name="P3">7,8)#include&lt;iostream&gt;</text:p>
      <text:p text:style-name="P3">#include&lt;queue&gt;</text:p>
      <text:p text:style-name="P3">#include&lt;stack&gt;</text:p>
      <text:p text:style-name="P3">#include&lt;iterator&gt;</text:p>
      <text:p text:style-name="P3">using namespace std;</text:p>
      <text:p text:style-name="P3"/>
      <text:p text:style-name="P3">queue&lt;int&gt; reverse(queue&lt;int&gt; a)</text:p>
      <text:p text:style-name="P3">{</text:p>
      <text:p text:style-name="P3"><text:s text:c="4"/>stack&lt;int&gt; s;</text:p>
      <text:p text:style-name="P3"><text:s text:c="4"/>while(!a.empty())</text:p>
      <text:p text:style-name="P3"><text:s text:c="4"/>{</text:p>
      <text:p text:style-name="P3"><text:s text:c="8"/>s.push(a.front());</text:p>
      <text:p text:style-name="P3"><text:s text:c="8"/>a.pop();</text:p>
      <text:p text:style-name="P3"><text:s text:c="4"/>}</text:p>
      <text:p text:style-name="P3"/>
      <text:p text:style-name="P3"><text:s text:c="4"/>while(!s.empty())</text:p>
      <text:p text:style-name="P3"><text:s text:c="4"/>{</text:p>
      <text:p text:style-name="P3"><text:s text:c="8"/>a.push(s.top());</text:p>
      <text:p text:style-name="P3"><text:s text:c="8"/>s.pop();</text:p>
      <text:p text:style-name="P3"><text:s text:c="4"/>}</text:p>
      <text:p text:style-name="P3"><text:s text:c="4"/>return a;</text:p>
      <text:p text:style-name="P3">}</text:p>
      <text:p text:style-name="P3"/>
      <text:p text:style-name="P3">int main()</text:p>
      <text:p text:style-name="P3">{</text:p>
      <text:p text:style-name="P3"><text:s text:c="4"/>queue&lt;int&gt; q;</text:p>
      <text:p text:style-name="P3"><text:s text:c="4"/>q.push(1);</text:p>
      <text:p text:style-name="P3"><text:s text:c="4"/>q.push(2);</text:p>
      <text:p text:style-name="P3"><text:s text:c="4"/>q.push(3);</text:p>
      <text:p text:style-name="P3"><text:s text:c="4"/>q=reverse(q);</text:p>
      <text:p text:style-name="P3"><text:s text:c="4"/>while(!q.empty())</text:p>
      <text:p text:style-name="P3"><text:s text:c="4"/>{</text:p>
      <text:p text:style-name="P3"><text:s text:c="8"/>cout&lt;&lt;q.front()&lt;&lt;" ";</text:p>
      <text:p text:style-name="P3"><text:soft-page-break/><text:s text:c="8"/>q.pop();</text:p>
      <text:p text:style-name="P3"><text:s text:c="4"/>}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3">9)#include &lt;iostream&gt;</text:p>
      <text:p text:style-name="P3">#include &lt;queue&gt;</text:p>
      <text:p text:style-name="P3"/>
      <text:p text:style-name="P3">void sortQueue(std::queue&lt;int&gt; &amp;q) {</text:p>
      <text:p text:style-name="P3"><text:s text:c="4"/>int n = q.size();</text:p>
      <text:p text:style-name="P3"><text:s text:c="4"/></text:p>
      <text:p text:style-name="P3"><text:s text:c="4"/>for (int i = 0; i &lt; n; i++) {</text:p>
      <text:p text:style-name="P3"><text:s text:c="8"/>int minIndex = -1;</text:p>
      <text:p text:style-name="P3"><text:s text:c="8"/>int minValue = INT_MAX;</text:p>
      <text:p text:style-name="P3"/>
      <text:p text:style-name="P3"><text:s text:c="8"/>// Find the minimum element in the current portion of the queue.</text:p>
      <text:p text:style-name="P3"><text:s text:c="8"/>for (int j = 0; j &lt; n; j++) {</text:p>
      <text:p text:style-name="P3"><text:s text:c="12"/>int frontElement = q.front();</text:p>
      <text:p text:style-name="P3"><text:s text:c="12"/>q.pop();</text:p>
      <text:p text:style-name="P3"><text:s text:c="12"/></text:p>
      <text:p text:style-name="P3"><text:s text:c="12"/>if (j != i) {</text:p>
      <text:p text:style-name="P3"><text:s text:c="16"/>q.push(frontElement);</text:p>
      <text:p text:style-name="P3"><text:s text:c="12"/>}</text:p>
      <text:p text:style-name="P3"/>
      <text:p text:style-name="P3"><text:s text:c="12"/>if (frontElement &lt; minValue) {</text:p>
      <text:p text:style-name="P3"><text:s text:c="16"/>minValue = frontElement;</text:p>
      <text:p text:style-name="P3"><text:s text:c="16"/>minIndex = j;</text:p>
      <text:p text:style-name="P3"><text:s text:c="12"/>}</text:p>
      <text:p text:style-name="P3"><text:s text:c="8"/>}</text:p>
      <text:p text:style-name="P3"/>
      <text:p text:style-name="P3"><text:s text:c="8"/>// Move the minimum element to the rear of the queue.</text:p>
      <text:p text:style-name="P3"><text:s text:c="8"/>for (int j = 0; j &lt; n; j++) {</text:p>
      <text:p text:style-name="P3"><text:s text:c="12"/>int frontElement = q.front();</text:p>
      <text:p text:style-name="P3"><text:s text:c="12"/>q.pop();</text:p>
      <text:p text:style-name="P3"><text:s text:c="12"/></text:p>
      <text:p text:style-name="P3"><text:s text:c="12"/>if (j != minIndex) {</text:p>
      <text:p text:style-name="P3"><text:s text:c="16"/>q.push(frontElement);</text:p>
      <text:p text:style-name="P3"><text:s text:c="12"/>}</text:p>
      <text:p text:style-name="P3"><text:s text:c="8"/>}</text:p>
      <text:p text:style-name="P3"/>
      <text:p text:style-name="P3"><text:s text:c="8"/>q.push(minValue);</text:p>
      <text:p text:style-name="P3"><text:s text:c="4"/>}</text:p>
      <text:p text:style-name="P3">}</text:p>
      <text:p text:style-name="P3"/>
      <text:p text:style-name="P3"><text:soft-page-break/>int main() {</text:p>
      <text:p text:style-name="P3"><text:s text:c="4"/>std::queue&lt;int&gt; q;</text:p>
      <text:p text:style-name="P3"><text:s text:c="4"/>q.push(3);</text:p>
      <text:p text:style-name="P3"><text:s text:c="4"/>q.push(1);</text:p>
      <text:p text:style-name="P3"><text:s text:c="4"/>q.push(4);</text:p>
      <text:p text:style-name="P3"><text:s text:c="4"/>q.push(2);</text:p>
      <text:p text:style-name="P3"/>
      <text:p text:style-name="P3"><text:s text:c="4"/>std::cout &lt;&lt; "Original Queue: ";</text:p>
      <text:p text:style-name="P3"><text:s text:c="4"/>while (!q.empty()) {</text:p>
      <text:p text:style-name="P3"><text:s text:c="8"/>std::cout &lt;&lt; q.front() &lt;&lt; " ";</text:p>
      <text:p text:style-name="P3"><text:s text:c="8"/>q.pop();</text:p>
      <text:p text:style-name="P3"><text:s text:c="4"/>}</text:p>
      <text:p text:style-name="P3"><text:s text:c="4"/>std::cout &lt;&lt; std::endl;</text:p>
      <text:p text:style-name="P3"/>
      <text:p text:style-name="P3"><text:s text:c="4"/>sortQueue(q);</text:p>
      <text:p text:style-name="P3"/>
      <text:p text:style-name="P3"><text:s text:c="4"/>std::cout &lt;&lt; "Sorted Queue: ";</text:p>
      <text:p text:style-name="P3"><text:s text:c="4"/>while (!q.empty()) {</text:p>
      <text:p text:style-name="P3"><text:s text:c="8"/>std::cout &lt;&lt; q.front() &lt;&lt; " ";</text:p>
      <text:p text:style-name="P3"><text:s text:c="8"/>q.pop();</text:p>
      <text:p text:style-name="P3"><text:s text:c="4"/>}</text:p>
      <text:p text:style-name="P3"><text:s text:c="4"/>std::cout &lt;&lt; std::endl;</text:p>
      <text:p text:style-name="P3"/>
      <text:p text:style-name="P3"><text:s text:c="4"/>return 0;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08:08.355323253</meta:creation-date>
    <dc:date>2023-11-05T22:17:08.789974512</dc:date>
    <meta:editing-duration>PT2H59M28S</meta:editing-duration>
    <meta:editing-cycles>2</meta:editing-cycles>
    <meta:generator>LibreOffice/7.6.2.1$MacOSX_X86_64 LibreOffice_project/56f7684011345957bbf33a7ee678afaf4d2ba333</meta:generator>
    <meta:document-statistic meta:table-count="0" meta:image-count="0" meta:object-count="0" meta:page-count="11" meta:paragraph-count="422" meta:word-count="649" meta:character-count="8059" meta:non-whitespace-character-count="4251"/>
  </office:meta>
</office:document-meta>
</file>